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Bitstream Vera Sans Mono" svg:font-family="'Bitstream Vera Sans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njaliOldLipi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 style:list-style-name="L1">
      <style:text-properties officeooo:paragraph-rsid="000cd0d6"/>
    </style:style>
    <style:style style:name="P3" style:family="paragraph" style:parent-style-name="Text_20_body" style:list-style-name="L1">
      <style:text-properties officeooo:paragraph-rsid="0017ea3b"/>
    </style:style>
    <style:style style:name="P4" style:family="paragraph" style:parent-style-name="Text_20_body" style:list-style-name="L1">
      <style:text-properties style:font-name="Bitstream Vera Sans Mono"/>
    </style:style>
    <style:style style:name="P5" style:family="paragraph" style:parent-style-name="Text_20_body" style:list-style-name="L1">
      <style:text-properties style:font-name="Bitstream Vera Sans Mono" officeooo:paragraph-rsid="001568e2"/>
    </style:style>
    <style:style style:name="P6" style:family="paragraph" style:parent-style-name="Text_20_body" style:list-style-name="L1">
      <style:text-properties style:font-name="Bitstream Vera Sans Mono" officeooo:rsid="000da418" officeooo:paragraph-rsid="001568e2"/>
    </style:style>
    <style:style style:name="P7" style:family="paragraph" style:parent-style-name="Text_20_body" style:list-style-name="L1">
      <style:text-properties style:font-name="Bitstream Vera Sans Mono" officeooo:rsid="000cd0d6" officeooo:paragraph-rsid="000cd0d6"/>
    </style:style>
    <style:style style:name="P8" style:family="paragraph" style:parent-style-name="Text_20_body">
      <style:text-properties style:font-name="Bitstream Vera Sans Mono" officeooo:rsid="000cd0d6" officeooo:paragraph-rsid="001b0850"/>
    </style:style>
    <style:style style:name="P9" style:family="paragraph" style:parent-style-name="Text_20_body" style:list-style-name="L1">
      <style:text-properties style:font-name="Bitstream Vera Sans Mono" officeooo:rsid="00162ca5" officeooo:paragraph-rsid="00162ca5"/>
    </style:style>
    <style:style style:name="P10" style:family="paragraph" style:parent-style-name="Text_20_body" style:list-style-name="L1">
      <style:text-properties style:font-name="Bitstream Vera Sans Mono" officeooo:rsid="001919e3" officeooo:paragraph-rsid="001919e3"/>
    </style:style>
    <style:style style:name="P11" style:family="paragraph" style:parent-style-name="Text_20_body" style:list-style-name="L1">
      <style:text-properties style:font-name="Bitstream Vera Sans Mono" officeooo:rsid="001b0850" officeooo:paragraph-rsid="001b0850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cd0d6" officeooo:paragraph-rsid="000cd0d6"/>
    </style:style>
    <style:style style:name="P13" style:family="paragraph" style:parent-style-name="Text_20_body" style:list-style-name="L1">
      <style:text-properties officeooo:rsid="00175890" officeooo:paragraph-rsid="00175890"/>
    </style:style>
    <style:style style:name="P14" style:family="paragraph" style:parent-style-name="Text_20_body" style:list-style-name="L1">
      <style:text-properties officeooo:rsid="0017ea3b" officeooo:paragraph-rsid="0017ea3b"/>
    </style:style>
    <style:style style:name="P15" style:family="paragraph" style:parent-style-name="Subtitle" style:list-style-name="L1"/>
    <style:style style:name="T1" style:family="text">
      <style:text-properties officeooo:rsid="000cd0d6"/>
    </style:style>
    <style:style style:name="T2" style:family="text">
      <style:text-properties officeooo:rsid="001135cc"/>
    </style:style>
    <style:style style:name="T3" style:family="text">
      <style:text-properties officeooo:rsid="00128cc7"/>
    </style:style>
    <style:style style:name="T4" style:family="text">
      <style:text-properties officeooo:rsid="001568e2"/>
    </style:style>
    <style:style style:name="T5" style:family="text">
      <style:text-properties officeooo:rsid="00175890"/>
    </style:style>
    <style:style style:name="T6" style:family="text">
      <style:text-properties fo:font-variant="normal" fo:text-transform="none" style:font-name="Roboto" fo:font-size="12pt" fo:letter-spacing="normal" fo:font-style="normal" fo:font-weight="normal"/>
    </style:style>
    <style:style style:name="T7" style:family="text">
      <style:text-properties fo:font-variant="normal" fo:text-transform="none" style:font-name="Roboto" fo:font-size="12pt" fo:letter-spacing="normal" fo:font-style="normal" fo:font-weight="normal" officeooo:rsid="000cd0d6"/>
    </style:style>
    <style:style style:name="T8" style:family="text">
      <style:text-properties fo:font-variant="normal" fo:text-transform="none" style:font-name="Roboto" fo:font-size="12pt" fo:letter-spacing="normal" fo:font-style="normal" fo:font-weight="normal" officeooo:rsid="0017ea3b"/>
    </style:style>
    <style:style style:name="T9" style:family="text">
      <style:text-properties fo:font-variant="normal" fo:text-transform="none" style:font-name="Roboto" fo:font-size="12pt" fo:letter-spacing="normal" fo:font-style="normal" fo:font-weight="normal" officeooo:rsid="001b0850"/>
    </style:style>
    <style:style style:name="T10" style:family="text">
      <style:text-properties officeooo:rsid="001b08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</text:span>artado 1 </text:p>
      <text:p text:style-name="Text_20_body"/>
      <text:list xml:id="list3146491140" text:style-name="L1">
        <text:list-item>
          <text:p text:style-name="P4">ArrayList:</text:p>
          <text:p text:style-name="P6">Se <text:span text:style-name="T2">podría</text:span> utilizar un ArrayList <text:span text:style-name="T4"><text:s/></text:span>para <text:span text:style-name="T4">la manipulacion de matrices</text:span></text:p>
          <text:p text:style-name="P6"><text:span text:style-name="T4">Ejemplo: se desea almacenar</text:span> datos, por ejemplo de una <text:span text:style-name="T3">tienda <text:s/>de productos informáticos </text:span>que quiere saber sobre <text:span text:style-name="T2">las compras(productos, cantidad, precio) de los </text:span><text:s/>clientes.</text:p>
          <text:p text:style-name="P9">Acciones</text:p>
          <text:p text:style-name="P9">-agregar uno o todos los elementos que se desee (add o addAll)</text:p>
          <text:p text:style-name="P9">-eliminar uno o todos los elementos que se desee (remove o removeAll)</text:p>
          <text:p text:style-name="P9">-comprobar si existen elementos<text:span text:style-name="T5">(isEmpty)</text:span></text:p>
          <text:p text:style-name="P9">-ubicar un elemento<text:span text:style-name="T5">(IndexOf)</text:span></text:p>
          <text:p text:style-name="P9"/>
        </text:list-item>
        <text:list-item>
          <text:p text:style-name="P7">HashSet:</text:p>
          <text:p text:style-name="P2"><text:span text:style-name="T7">La clase HashSet implementa la interfaz Set .</text:span><text:span text:style-name="T6">No se garantiza el orden de iteración </text:span><text:span text:style-name="T8">de los elementos </text:span></text:p>
          <text:p text:style-name="P13"><text:span text:style-name="T6">Ejemplo: se desea </text:span><text:span text:style-name="T9">registrar</text:span><text:span text:style-name="T6"> <text:s/>el pa</text:span><text:span text:style-name="T8">í</text:span><text:span text:style-name="T6">s(nombre, </text:span><text:span text:style-name="T8">extensión</text:span><text:span text:style-name="T6">, poblaci</text:span><text:span text:style-name="T8">ó</text:span><text:span text:style-name="T6">n) de origen de las personas sin importar el orden.</text:span></text:p>
          <text:p text:style-name="P14"><text:span text:style-name="T6">Acciones</text:span></text:p>
          <text:p text:style-name="P3"><text:span text:style-name="T8">-</text:span><text:span text:style-name="T6">agregar</text:span></text:p>
          <text:p text:style-name="P3"><text:span text:style-name="T6">-eliminar</text:span></text:p>
          <text:p text:style-name="P3"><text:span text:style-name="T6">-contener </text:span></text:p>
          <text:p text:style-name="P3"><text:span text:style-name="T6">-dimensionar</text:span></text:p>
          <text:p text:style-name="P7"/>
        </text:list-item>
        <text:list-item>
          <text:p text:style-name="P7">HashMap:</text:p>
          <text:p text:style-name="P10">La clase HashMap almacena los datos enpares<text:span text:style-name="T10">(K,V)</text:span></text:p>
          <text:p text:style-name="P10">Ejemplo: se quiere guardar <text:span text:style-name="T10">información</text:span> sobre las asignaciones de tutoría a los profesore<text:span text:style-name="T10">s, teniendo en cuenta que un profesor debe ser tutor de sola una aula, asi como una aula solo puede tener un tutor </text:span></text:p>
          <text:p text:style-name="P10"/>
          <text:p text:style-name="P10"><text:soft-page-break/>Acciones</text:p>
          <text:p text:style-name="P10">-<text:span text:style-name="T10">agregar</text:span></text:p>
          <text:p text:style-name="P11">-eliminar</text:p>
          <text:p text:style-name="P11">-asociar un valor a un clave(aula → profesor)</text:p>
          <text:p text:style-name="P11">-des asociar un valor de una clave(profesor → aula)</text:p>
        </text:list-item>
      </text:list>
      <text:p text:style-name="P8"/>
      <text:list xml:id="list183627426851002" text:continue-numbering="true" text:style-name="L1">
        <text:list-item>
          <text:p text:style-name="P5"><text:span text:style-name="T4">TreeSet:</text:span></text:p>
          <text:p text:style-name="P11"><text:span text:style-name="T6">Ejemplo: Una biblioteca quiere almacenar libros y desea que se muestren <text:s/>el orden a sus necesidad o las necesidades de los lectores</text:span></text:p>
          <text:p text:style-name="P11"><text:span text:style-name="T6">Acciones</text:span></text:p>
          <text:p text:style-name="P11"><text:span text:style-name="T6">-agregar</text:span></text:p>
          <text:p text:style-name="P11"><text:span text:style-name="T6">-eliminar</text:span></text:p>
          <text:p text:style-name="P11"><text:span text:style-name="T6">-modificar el orden en que se muestran los elementos</text:span></text:p>
          <text:p text:style-name="P15"/>
        </text:list-item>
      </text:list>
      <text:p text:style-name="Subtitle"/>
      <text:p text:style-name="Text_20_body"/>
      <text:p text:style-name="Text_20_body"/>
      <text:list xml:id="list183627671078057" text:continue-numbering="true" text:style-name="L1">
        <text:list-header>
          <text:p text:style-name="P15"/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Bitstream Vera Sans Mono" svg:font-family="'Bitstream Vera Sans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16:26.152450461</meta:creation-date>
    <meta:generator>LibreOffice/6.0.6.2$Linux_X86_64 LibreOffice_project/00m0$Build-2</meta:generator>
    <dc:date>2018-11-22T18:36:26.808021281</dc:date>
    <meta:editing-duration>PT3H32M53S</meta:editing-duration>
    <meta:editing-cycles>7</meta:editing-cycles>
    <meta:document-statistic meta:table-count="0" meta:image-count="0" meta:object-count="0" meta:page-count="2" meta:paragraph-count="37" meta:word-count="243" meta:character-count="1364" meta:non-whitespace-character-count="1179"/>
  </office:meta>
</office:document-meta>
</file>